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Muol Light" svg:font-family="'Khmer OS Muol Light'" style:font-family-generic="roman" style:font-pitch="variable"/>
    <style:font-face style:name="Khmer OS Muol Light1" svg:font-family="'Khmer OS Muol Light'" style:font-adornments="Negra" style:font-family-generic="roman" style:font-pitch="variable"/>
    <style:font-face style:name="Khmer OS Muol Light2" svg:font-family="'Khmer OS Muol Light'" style:font-pitch="variable"/>
    <style:font-face style:name="Khmer OS Muol Light3" svg:font-family="'Khmer OS Muol Light'" style:font-adornments="Ligera" style:font-family-generic="roman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pitch="variable"/>
    <style:font-face style:name="Khmer OS Siemreap2" svg:font-family="'Khmer OS Siemreap'" style:font-adornments="Negr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adornments="Negra" style:font-family-generic="roman" style:font-pitch="variable"/>
    <style:font-face style:name="Noto Sans6" svg:font-family="'Noto Sans'" style:font-adornments="Ligera" style:font-pitch="variable"/>
    <style:font-face style:name="Noto Sans7" svg:font-family="'Noto Sans'" style:font-adornments="Neg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1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8" style:family="graphic" style:parent-style-name="standard">
      <style:graphic-properties svg:stroke-color="#000000" draw:fill="solid" draw:fill-color="#f6f9d4" draw:textarea-horizontal-align="justify" draw:textarea-vertical-align="middle" draw:auto-grow-height="false" fo:min-height="7.884cm" fo:min-width="7.884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5.74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25cm"/>
      <style:paragraph-properties style:writing-mode="lr-tb"/>
    </style:style>
    <style:style style:name="pr11" style:family="presentation" style:parent-style-name="Vivid1_5f_-outline1">
      <style:graphic-properties fo:min-height="13.25cm"/>
      <style:paragraph-properties style:writing-mode="lr-tb"/>
    </style:style>
    <style:style style:name="pr12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style:font-name="Khmer OS Muol Light2" style:font-name-complex="Khmer OS Muol Light2"/>
    </style:style>
    <style:style style:name="P2" style:family="paragraph">
      <style:paragraph-properties style:writing-mode="lr-tb"/>
      <style:text-properties style:font-name="Khmer OS Muol Light2" fo:font-size="40pt" fo:text-shadow="none" style:font-size-asian="40pt" style:font-name-complex="Khmer OS Muol Light2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font-name="Khmer OS Siemreap1" fo:font-size="18pt" fo:text-shadow="none" style:text-underline-style="none" fo:font-weight="bold" fo:background-color="transparent" style:font-size-asian="18pt" style:font-weight-asian="bold" style:font-name-complex="Khmer OS Siemreap1" style:font-size-complex="18pt" style:font-weight-complex="bold" fo:hyphenate="false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.372cm" fo:text-align="start" fo:text-indent="0cm">
        <style:tab-stops/>
      </style:paragraph-properties>
      <style:text-properties style:font-name="Khmer OS Muol Light2" style:font-name-complex="Khmer OS Muol Light2"/>
    </style:style>
    <style:style style:name="P7" style:family="paragraph">
      <style:paragraph-properties style:writing-mode="lr-tb"/>
      <style:text-properties style:font-name="Khmer OS Muol Light2" fo:font-size="20pt" style:font-size-asian="20pt" style:font-name-complex="Khmer OS Muol Light2" style:font-size-complex="20pt"/>
    </style:style>
    <style:style style:name="P8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style:use-window-font-color="true" loext:opacity="0%" style:text-position="0% 100%" fo:font-size="18pt" fo:font-weight="normal" fo:background-color="transparent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Khmer OS Siemreap" fo:font-size="18pt" style:font-size-asian="18pt" style:font-name-complex="Khmer OS Siemreap" style:font-size-complex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  <style:text-properties fo:color="#000000" loext:opacity="100%" style:font-name="Khmer OS Siemreap1" fo:font-size="18pt" style:font-size-asian="18pt" style:font-name-complex="Khmer OS Siemreap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>
        <style:tab-stops>
          <style:tab-stop style:position="1.251cm"/>
        </style:tab-stops>
      </style:paragraph-properties>
    </style:style>
    <style:style style:name="P18" style:family="paragraph">
      <style:paragraph-properties>
        <style:tab-stops>
          <style:tab-stop style:position="2.501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  <style:text-properties style:font-name="Noto Serif CJK JP Medium" fo:font-size="20pt" style:font-name-asian="Noto Serif CJK JP Medium" style:font-size-asian="20pt" style:font-name-complex="Noto Serif CJK JP Medium" style:font-size-complex="20pt"/>
    </style:style>
    <style:style style:name="P20" style:family="paragraph">
      <loext:graphic-properties draw:fill="solid" draw:fill-color="#f6f9d4"/>
      <style:paragraph-properties fo:text-align="center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Khmer OS Muol Light2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tyle-asian="normal" style:font-weight-asian="250" style:font-name-complex="Khmer OS Muol Light2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Khmer OS Siemreap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Khmer OS Siemreap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Khmer OS Siemreap1" fo:font-size="18pt" fo:text-shadow="none" style:text-underline-style="none" fo:font-weight="bold" fo:background-color="transparent" style:font-size-asian="18pt" style:font-weight-asian="bold" style:font-name-complex="Khmer OS Siemreap1" style:font-size-complex="18pt" style:font-weight-complex="bold"/>
    </style:style>
    <style:style style:name="T4" style:family="text">
      <style:text-properties style:font-name="Khmer OS Muol Light2" fo:font-size="20pt" style:font-size-asian="20pt" style:font-name-complex="Khmer OS Muol Light2" style:font-size-complex="20pt"/>
    </style:style>
    <style:style style:name="T5" style:family="text">
      <style:text-properties fo:color="#000000" loext:opacity="100%" style:font-name="Khmer OS Muol Light" fo:font-size="18pt" style:font-size-asian="18pt" style:font-name-complex="Khmer OS Muol Light" style:font-size-complex="18pt"/>
    </style:style>
    <style:style style:name="T6" style:family="text">
      <style:text-properties fo:color="#000000" loext:opacity="100%" style:font-name="Khmer OS Siemreap" fo:font-size="18pt" style:font-size-asian="18pt" style:font-name-complex="Khmer OS Siemreap" style:font-size-complex="18pt"/>
    </style:style>
    <style:style style:name="T7" style:family="text">
      <style:text-properties style:use-window-font-color="true" loext:opacity="0%" style:text-position="0% 100%" style:font-name="Khmer OS Muol Light" fo:font-size="18pt" fo:font-weight="normal" fo:background-color="transparent" style:font-size-asian="18pt" style:font-weight-asian="normal" style:font-name-complex="Khmer OS Muol Light" style:font-size-complex="18pt" style:font-weight-complex="normal"/>
    </style:style>
    <style:style style:name="T8" style:family="text">
      <style:text-properties style:use-window-font-color="true" loext:opacity="0%" style:text-position="0% 100%" style:font-name="Khmer OS Siemreap" fo:font-size="18pt" fo:font-weight="normal" fo:background-color="transparent" style:font-size-asian="18pt" style:font-weight-asian="normal" style:font-name-complex="Khmer OS Siemreap" style:font-size-complex="18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Khmer OS Muol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Muol Ligh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Khmer OS Siemreap" fo:font-size="18pt" style:font-size-asian="18pt" style:font-name-complex="Khmer OS Siemreap" style:font-size-complex="18pt"/>
    </style:style>
    <style:style style:name="T13" style:family="text">
      <style:text-properties fo:color="#ffffff" loext:opacity="100%" style:text-outline="false" style:text-line-through-style="none" style:text-line-through-type="none" style:font-name="Khmer OS Muol Light2" fo:font-size="20pt" fo:font-style="normal" fo:text-shadow="none" style:text-underline-style="none" fo:font-weight="250" style:letter-kerning="true" style:font-size-asian="20pt" style:font-style-asian="normal" style:font-weight-asian="250" style:font-name-complex="Khmer OS Muol Light2" style:font-size-complex="20pt" style:font-style-complex="normal" style:font-weight-complex="250" style:text-emphasize="none" style:font-relief="none" style:text-overline-style="none" style:text-overline-color="font-color"/>
    </style:style>
    <style:style style:name="T14" style:family="text">
      <style:text-properties style:font-name="Khmer OS Muol Light" fo:font-size="18pt" fo:font-weight="normal" style:font-size-asian="18pt" style:font-name-complex="Khmer OS Muol Light" style:font-size-complex="18pt" style:font-weight-complex="normal"/>
    </style:style>
    <style:style style:name="T15" style:family="text">
      <style:text-properties style:font-name="Khmer OS Siemreap" fo:font-size="18pt" fo:font-weight="bold" style:font-size-asian="18pt" style:font-name-complex="Khmer OS Siemreap" style:font-size-complex="18pt" style:font-weight-complex="bold"/>
    </style:style>
    <style:style style:name="T16" style:family="text">
      <style:text-properties style:font-name="Khmer OS Siemreap" fo:font-size="18pt" style:font-size-asian="18pt" style:font-name-complex="Khmer OS Siemreap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normal"/>
    </style:style>
    <style:style style:name="T19" style:family="text">
      <style:text-properties style:font-name="Khmer OS Muol Light" fo:font-size="18pt" fo:font-weight="normal" style:font-size-asian="18pt" style:font-weight-asian="normal" style:font-name-complex="Khmer OS Muol Light" style:font-size-complex="18pt" style:font-weight-complex="normal"/>
    </style:style>
    <style:style style:name="T20" style:family="text">
      <style:text-properties style:font-name="Khmer OS Muol Light" fo:font-size="18pt" fo:font-weight="normal" style:font-size-asian="18pt" style:font-weight-asian="normal" style:font-name-complex="Khmer OS Siemreap" style:font-size-complex="18pt" style:font-weight-complex="normal"/>
    </style:style>
    <style:style style:name="T21" style:family="text">
      <style:text-properties style:font-name="Khmer OS Siemreap" fo:font-size="18pt" style:text-underline-style="solid" style:text-underline-width="auto" style:text-underline-color="font-color" fo:font-weight="normal" style:font-size-asian="18pt" style:font-weight-asian="normal" style:font-name-complex="Khmer OS Siemreap" style:font-size-complex="18pt" style:font-weight-complex="normal"/>
    </style:style>
    <style:style style:name="T22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bold"/>
    </style:style>
    <style:style style:name="T23" style:family="text">
      <style:text-properties style:font-name="Khmer OS Siemreap" fo:font-size="18pt" fo:font-weight="bold" style:font-size-asian="18pt" style:font-weight-asian="normal" style:font-name-complex="Khmer OS Siemreap" style:font-size-complex="18pt" style:font-weight-complex="bold"/>
    </style:style>
    <style:style style:name="T24" style:family="text">
      <style:text-properties style:font-name="Khmer OS Siemreap" fo:font-size="18pt" fo:font-weight="bold" style:font-size-asian="18pt" style:font-weight-asian="bold" style:font-name-complex="Khmer OS Siemreap" style:font-size-complex="18pt" style:font-weight-complex="bold"/>
    </style:style>
    <style:style style:name="T25" style:family="text">
      <style:text-properties style:font-name="Noto Serif CJK JP Medium" fo:font-size="20pt" fo:font-weight="normal" style:font-name-asian="Noto Serif CJK JP Medium" style:font-size-asian="20pt" style:font-weight-asian="normal" style:font-name-complex="Noto Serif CJK JP Medium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ប្រពៃណីទាក់ទងនឹងកំណើត</text:span></text:p>
          </draw:text-box>
        </draw:frame>
        <draw:frame presentation:style-name="pr2" draw:text-style-name="P4" draw:layer="layout" svg:width="25cm" svg:height="5.741cm" svg:x="2.45cm" svg:y="11.35cm" presentation:class="subtitle" presentation:user-transformed="true">
          <draw:text-box>
            <text:p text:style-name="P3"><text:span text:style-name="T2">ស៊ូ ចាន់រ៉ូជែម <text:s text:c="17"/></text:span><text:span text:style-name="T2"><text:tab/></text:span><text:span text:style-name="T2"><text:tab/></text:span><text:span text:style-name="T2"><text:tab/></text:span><text:span text:style-name="T3">សុឹម សេងគា</text:span></text:p>
            <text:p text:style-name="P3"><text:span text:style-name="T2">ស៊ូ បញ្ញា</text:span><text:span text:style-name="T2"><text:tab/></text:span><text:span text:style-name="T2">​​​</text:span><text:span text:style-name="T2"><text:tab/></text:span><text:span text:style-name="T2"> <text:s text:c="12"/></text:span><text:span text:style-name="T2"><text:tab/></text:span><text:span text:style-name="T2"><text:tab/></text:span><text:span text:style-name="T2"><text:tab/></text:span><text:span text:style-name="T2"><text:tab/></text:span><text:span text:style-name="T3">សូន កូវីន</text:span></text:p>
            <text:p text:style-name="P3"><text:span text:style-name="T2"><text:tab/></text:span><text:span text:style-name="T2"><text:tab/></text:span><text:span text:style-name="T2"> <text:s text:c="2"/></text:span><text:span text:style-name="T2"><text:tab/></text:span><text:span text:style-name="T2"> <text:s text:c="4"/></text:span><text:span text:style-name="T3">ស៊ុយ មេងស៊ាង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4">1. </text:span><text:span text:style-name="T4">ប្រពៃណីទាក់ទងនឹងកំណើត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>1.1. </text:span><text:span text:style-name="T5">ប្រពៃណីនឺងទម្លាមទម្លាប់នៅពេល​បុរាណ</text:span></text:p>
            <text:p><text:span text:style-name="T6"><text:s text:c="6"/></text:span><text:span text:style-name="T6">នៅពេលបុរាណ​​ គេតែងតែមានទម្លាមទម្លាប់មួយចំនួនទាំងមុនពេលសម្រាល​និង​ក្រោយ​ពេល​សម្រាល។</text:span></text:p>
            <text:p><text:span text:style-name="T5">1.1.1. </text:span><text:span text:style-name="T5">មុនពេលសម្រាល</text:span></text:p>
            <text:p><text:span text:style-name="T6"><text:s text:c="6"/></text:span><text:span text:style-name="T6">កាលសម័យនោះវិទ្យាសាត្រ្តមិនទាន់ជឿនលៀន កាលសម្រាលកូនមានភាពលំបាកណាស់ ទើបគេហៅចា ឆ្លងទន្លេ។</text:span></text:p>
            <text:p><text:span text:style-name="T6"><text:s text:c="6"/></text:span><text:span text:style-name="T6">កាលដែលស្ត្រីជាម្តាយ ដឺ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</text:span><text:span text:style-name="T6">:</text:span><text:span text:style-name="T6">គ្រប់ នឹងឲកូនជាប់ក្នុងផ្ទៃម្តាយដល់ ថ្ងៃប្រសូត្រ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1" draw:layer="layout" svg:width="25.199cm" svg:height="12.191cm" svg:x="1.27cm" svg:y="1.144cm" presentation:class="subtitle" presentation:user-transformed="true">
          <draw:text-box>
            <text:p text:style-name="P10"><text:span text:style-name="T7">1.1.2. </text:span><text:span text:style-name="T7">ត្រណមផ្សេងៗ</text:span></text:p>
            <text:p text:style-name="P10"><text:span text:style-name="T8">-</text:span><text:span text:style-name="T8">មិនបរិភោគអាហារមានជាតិហឺរ</text:span></text:p>
            <text:p text:style-name="P10"><text:span text:style-name="T8">-</text:span><text:span text:style-name="T8">មិនឈោងយកអ្វីដែរខ្ពស់</text:span></text:p>
            <text:p text:style-name="P10"><text:span text:style-name="T8">-</text:span><text:span text:style-name="T8">មិនស្លៀកពាក់តឺង</text:span></text:p>
            <text:p text:style-name="P10"><text:span text:style-name="T8">-</text:span><text:span text:style-name="T8">មិនបរិភោគបបរ</text:span></text:p>
            <text:p text:style-name="P10"><text:span text:style-name="T8">-</text:span><text:span text:style-name="T8">កុំ ដេកថ្ងៃ កុំងូតទឹកយប់</text:span></text:p>
            <text:p text:style-name="P10"><text:span text:style-name="T8">-</text:span><text:span text:style-name="T8">កុំដេកដំអក រហ័សរហួន</text:span></text:p>
            <text:p text:style-name="P10"><text:span text:style-name="T8">-</text:span><text:span text:style-name="T8">កុំទៅសូរសុខទុក្ខអ្នកដែលកើតកូនពិបាក</text:span></text:p>
            <text:p text:style-name="P10"><text:span text:style-name="T9">1.1.3. </text:span><text:span text:style-name="T9">ពេលសម្រាល</text:span><text:span text:style-name="T10"><text:line-break/></text:span><text:span text:style-name="T11"> <text:s text:c="5"/>ប្តី បងប្អូនត្រូវរត់ទៅតាមយាយម៉ប នៅក្នុងភូមិ។ នៅតំបន់ខ្លះ គេរៀបចំវីធីបួងសួង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2" draw:layer="layout" svg:width="26.67cm" svg:height="17.421cm" svg:x="1.27cm" svg:y="-0.911cm">
          <draw:text-box>
            <text:p><text:span text:style-name="T12">ពេលទារកកើតបាន៧ថ្ងៃ <text:s/>គេធ្វើពិធីកាត់សក់បង្កក់ធ្មប</text:span><text:span text:style-name="T12">:</text:span></text:p>
            <text:p><text:span text:style-name="T12">-</text:span><text:span text:style-name="T12">ឪពុក និង ម្តាយ រៀបចំរណ្តាប់សងគុណដល់ធ្មប</text:span></text:p>
            <text:p><text:span text:style-name="T12">-</text:span><text:span text:style-name="T12">គេដាក់ទារកលើពូកតូចៗ ចំកណ្តាលផ្ទះបែរ ក្បាលទៅខាងកើត នៅចុងជើងគេរៀបចំម្ហូប សម្លៀកបំពាក់ </text:span><text:span text:style-name="T12">ផងដែរ</text:span></text:p>
            <text:p><text:span text:style-name="T12">-</text:span><text:span text:style-name="T12">ធ្មប និង ឪពុក អុច ធូប ទៀន អញ្ចើញ ម្តាយដើម គ្រូបាអាចារ្យមកសោយអាហារ</text:span></text:p>
            <text:p><text:span text:style-name="T12">-</text:span><text:span text:style-name="T12">គេប្រារព្ធពីធី បើកភ្នែក កាត់សក់ ជញ្ជាត់ព្រលឹង បង្វិលពពិល នឹងបិទពន្លៃលើបង្ហើយទារក</text:span></text:p>
            <text:p><text:span text:style-name="T12"><text:s text:c="6"/></text:span><text:span text:style-name="T12">ក្រោយពីចប់ពិធី <text:s/>ធ្មបអុជទៀនធូបដោតលើដង្វាយ អញ្ជើញដូនតាមក ទទួលទាន ដង្វាយ និង ប្រសិទ្ធ </text:span><text:span text:style-name="T12">ពរជ័យ ដល់កូនចៅ។ ឪពុក ម្តាយបងប្អូន ឲពរជ័យដល់ទារកនិងចងដៃទារកតាមធនធាន។ ការខិតខំ </text:span><text:span text:style-name="T12">ទ្រាំទ្រពោះ រក្សាគត៏ គី លំបាកសម្រាប់ស្រ្តីខ្មែរ ទើបសម័យបុរាណខិតខំរក វិធីសាស្រ្តមួយចំនួន ឲគត៏មាន</text:span><text:span text:style-name="T12">សុវត្តិភាព ក្រោយពេលសម្រាលនិងមុនពាលសម្រាល។ ទម្លាមទម្លាប់នេះ គេមិនសូវ អនុវត្ត នៅពេលបច្ចុប្យ</text:span><text:span text:style-name="T12">ន្ន តែនៅតាមជនបទ គេឃើញមានការរក្សានិងអនុវត្តខ្លះៗផងដែរ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63cm" svg:x="1.397cm" svg:y="0.252cm" presentation:class="title" presentation:user-transformed="true">
          <draw:text-box>
            <text:p text:style-name="P1"><text:span text:style-name="T13">1.2. </text:span><text:span text:style-name="T13">ប្រពៃណីនឺងទម្លាមទម្លាប់នៅពេល​បច្ចុប្បន្ន</text:span></text:p>
          </draw:text-box>
        </draw:frame>
        <draw:frame presentation:style-name="pr11" draw:text-style-name="P15" draw:layer="layout" svg:width="25.4cm" svg:height="11.134cm" svg:x="1.27cm" svg:y="4.01cm" presentation:class="outline" presentation:user-transformed="true">
          <draw:text-box>
            <text:p text:style-name="P14"><text:span text:style-name="T14">1.2.1. </text:span><text:span text:style-name="T14">ការសម្រាល ៣ ដំណាក់កាល </text:span></text:p>
            <text:p text:style-name="P14"><text:span text:style-name="T12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</text:span><text:span text:style-name="T12">ពពោះ​គ្រប់​រូប​ក៏​មិន​ដូច​គ្នា​ដែរ។</text:span></text:p>
            <text:p text:style-name="P14"><text:span text:style-name="T14">1.2.1.1 </text:span><text:span text:style-name="T14">ដំណាក់​កាល​ដំបូង</text:span></text:p>
            <text:p text:style-name="P14"><text:span text:style-name="T12"><text:s text:c="6"/></text:span><text:span text:style-name="T12">ការ​កន្ត្រាក់​ស្បូន​តែង​មាន​រយៈពេល​ចន្លោះ​ពី</text:span><text:span text:style-name="T15"> </text:span><text:span text:style-name="T16">៣០</text:span><text:span text:style-name="T16">-</text:span><text:span text:style-name="T16">៦០ វិនាទី</text:span><text:span text:style-name="T12">។ ធម្មតា វា​ចាប់​ផ្ដើម </text:span><text:span text:style-name="T16">២០ នាទី</text:span><text:span text:style-name="T16">/</text:span><text:span text:style-name="T16">ម្ដង</text:span><text:span text:style-name="T12"> បន្ទាប់​មក ផ្លាស់ប្ដូរ​</text:span><text:span text:style-name="T12">មក </text:span><text:span text:style-name="T16">៥ នាទី​</text:span><text:span text:style-name="T16">/</text:span><text:span text:style-name="T16">ម្ដង</text:span><text:span text:style-name="T12">។</text:span></text:p>
            <text:p text:style-name="P14"><text:span text:style-name="T1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draw:style-name="gr3" draw:text-style-name="P16" draw:layer="layout" svg:width="25.4cm" svg:height="10.533cm" svg:x="1.27cm" svg:y="2.353cm">
          <draw:text-box>
            <text:p><text:span text:style-name="T14">1.2.1.2 . </text:span><text:span text:style-name="T14">ដំណាក់​កាល​ឈឺ​ពោះ​កើត​កូន</text:span></text:p>
            <text:p><text:span text:style-name="T12"><text:s text:c="6"/></text:span><text:span text:style-name="T12">ការ​កន្រ្ដាក់​សាច់ដុំ​ស្បូន​មាន​ការ​កើន​ឡើង​កាន់​តែ​ខ្លាំង​ពី​ </text:span><text:span text:style-name="T16">៤៥</text:span><text:span text:style-name="T16">-</text:span><text:span text:style-name="T16">៦០​វិនាទី</text:span><text:span text:style-name="T12"> និង​ចាប់​ផ្ដើម​ពី</text:span><text:span text:style-name="T16"> ៣</text:span><text:span text:style-name="T16">-</text:span><text:span text:style-name="T16">៥នាទី</text:span><text:span text:style-name="T16">/​</text:span><text:span text:style-name="T16">ម្ដង</text:span><text:span text:style-name="T12">។</text:span></text:p>
            <text:p><text:span text:style-name="T14">1.2.1.3. </text:span><text:span text:style-name="T14">ដំណាក់​កាល​សម្រាល</text:span></text:p>
            <text:p><text:span text:style-name="T12"><text:s text:c="6"/></text:span><text:span text:style-name="T12">ការ​កន្រ្ដាក់​សាច់ដុំ​ស្បូន​រឹតតែ​ខ្លាំង​ពី </text:span><text:span text:style-name="T16">៦០</text:span><text:span text:style-name="T16">-</text:span><text:span text:style-name="T16">៩០ វិនាទី</text:span><text:span text:style-name="T12"> ចាប់ផ្ដើម​ម្តងៗ​ពី </text:span><text:span text:style-name="T16">៩០ វិនាទី ទៅ ២ ម៉ោង</text:span><text:span text:style-name="T12">។ អាច​</text:span><text:span text:style-name="T12">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</text:span><text:span text:style-name="T12">ខ្លី ប៉ុន្តែ តឹងតែង​ខ្លាំង។</text:span></text:p>
            <text:p><text:span text:style-name="T15">– </text:span><text:span text:style-name="T15">ស្បូនចាប់ផ្តើមកន្ត្រាក់៖</text:span><text:span text:style-name="T12"> ករណី​កន្រ្ដាក់ស្បូន ជា​សញ្ញា​ប្រាប់​ពីការ​ឈឺ​ពោះ​សម្រាល។</text:span></text:p>
            <text:p><text:span text:style-name="T15">– </text:span><text:span text:style-name="T15">បែកទឹកភ្លោះ៖</text:span><text:span text:style-name="T12"> ពេល​បែក​ទឹកភ្លោះ មាន​ន័យថា ស្រោម​សុកក្នុង​ពោះ​ដាច់រហែក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16" draw:layer="layout" svg:width="25.4cm" svg:height="9.385cm" svg:x="1.27cm" svg:y="2.927cm">
          <draw:text-box>
            <text:p><text:span text:style-name="T14">ជម្រើសក្នុងការសម្រាលកូន</text:span></text:p>
            <text:p text:style-name="P17"><text:span text:style-name="T18">-</text:span><text:span text:style-name="T18">សម្រាលតាមធម្មជាតិ៖ វាជាជម្រើសដ៏ប្រសើរសំរាប់មាតាដែលមានសុខភាពល្អ និងទារកដែលមិនមាន</text:span><text:span text:style-name="T18">លក្ខណៈខុសពីប្រក្រតី</text:span></text:p>
            <text:p text:style-name="P17"><text:span text:style-name="T18">-</text:span><text:span text:style-name="T18">សម្រាលតាមទ្វាមាសដោយការចាក់ថ្នាំបំបាត់ការឈឺចាប់តាម </text:span><text:span text:style-name="T18">epidural</text:span></text:p>
            <text:p text:style-name="P17"><text:span text:style-name="T18">-</text:span><text:span text:style-name="T18">សម្រាលដោយការវះកាត់</text:span></text:p>
            <text:p text:style-name="P18"><text:span text:style-name="T19">តើ​ការសម្រាលកូន នាពេលបច្ចុប្បន្ន មាន​ជំនួយ​វេជ្ជសាស្ត្រ​ច្រើន​ជ្រុល​មែន​ឬ </text:span><text:span text:style-name="T19">?</text:span></text:p>
            <text:p text:style-name="P18"><text:span text:style-name="T18"><text:s/></text:span><text:span text:style-name="T18"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</text:span><text:span text:style-name="T18">ព្រោះ​ការ​ពរពោះ​និង​ឆ្លង​ទន្លេ មិន​មែន​ជា​ជំងឺ​ទេ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16" draw:layer="layout" svg:width="25.4cm" svg:height="11.681cm" svg:x="1.27cm" svg:y="1.779cm">
          <draw:text-box>
            <text:p text:style-name="P18"><text:span text:style-name="T20">លម្អិតពីការសម្រាលដោយវះកាត់ ទាំងគុណសម្បត្តិនិងផលវិបាក</text:span></text:p>
            <text:p><text:span text:style-name="T20">+ </text:span><text:span text:style-name="T20">គុណសម្បត្តិ</text:span><text:span text:style-name="T20"><text:line-break/></text:span><text:span text:style-name="T20">- </text:span><text:span text:style-name="T20">ល្អសម្រាប់ម៉ាក់ដែលត្រូវការការអន្តរាគមន៍ផ្នែកវេជ្ជសាស្ត្រ ហើយ ម៉ាក់អាចកំណត់ពីពេលវេលាជាក់លាក់</text:span></text:p>
            <text:p><text:span text:style-name="T18">- </text:span><text:span text:style-name="T18">ម៉ាក់មានពេលគ្រប់គ្រាន់ក្នុងការត្រៀមទុកមុន នឹងមិនមានការឈឺចាប់អំឡុងពេលសម្រាល</text:span></text:p>
            <text:p><text:span text:style-name="T18">- </text:span><text:span text:style-name="T18">ម៉ាក់អាចប្រើថ្នាំបញ្ចុះក្រោយសម្រាលចៀសវាងការឆ្លងជំងឺនានា</text:span><text:span text:style-name="T18"><text:line-break/></text:span><text:span text:style-name="T18">+ </text:span><text:span text:style-name="T18">គុណវិបត្តិ</text:span><text:span text:style-name="T18"><text:line-break/></text:span><text:span text:style-name="T18">- </text:span><text:span text:style-name="T18">រាងកាយម៉ាក់ប្រើពេលយូរដើម្បីត្រឡប់ទៅរកភាពដូចដើមមុនសម្រាល នឹងបាត់បង់ឈាមច្រើន</text:span></text:p>
            <text:p><text:span text:style-name="T18">- </text:span><text:span text:style-name="T18">ផលវិបាកដល់ការពពោះបន្ទាប់ នឹង ផលវិបាកពីការវះកាត់</text:span></text:p>
            <text:p><text:span text:style-name="T18">- </text:span><text:span text:style-name="T18">ប្រព័ន្ធភាពស៊ាំកូនខ្សោយ ប្រឈមបញ្ហាអាល្លែកហ្ស៊ីហើយឆាប់ឈឺថ្កាត់</text:span></text:p>
            <text:p><text:span text:style-name="T18">- </text:span><text:span text:style-name="T18">ចំណាយប្រាក់កាសច្រើនលើមុខកាំបិតវះកាត់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6" draw:text-style-name="P16" draw:layer="layout" svg:width="25.4cm" svg:height="13.977cm" svg:x="1.37cm" svg:y="0.831cm">
          <draw:text-box>
            <text:p><text:span text:style-name="T21">ការសម្រាលដោយធម្មជាតិ</text:span><text:span text:style-name="T18"><text:line-break/></text:span><text:span text:style-name="T18">+ </text:span><text:span text:style-name="T18">គុណសម្បត្តិ</text:span><text:span text:style-name="T18"><text:line-break/></text:span><text:span text:style-name="T18">- </text:span><text:span text:style-name="T18">ល្អសម្រាប់ម៉ាក់ដែលមានស្ថានភាពសុខភាពល្អ នឹងម៉ាក់ឆាប់ជាសះពីមុខរបួសលឿន</text:span></text:p>
            <text:p><text:span text:style-name="T18">- </text:span><text:span text:style-name="T18">បាត់បង់ឈាមតិចអំឡុងសម្រាល</text:span></text:p>
            <text:p><text:span text:style-name="T18">- </text:span><text:span text:style-name="T18">ម៉ាក់មានទឹកដោះច្រើនឲ្យកូនបៅភ្លាមៗក្រោយសម្រាល</text:span></text:p>
            <text:p><text:span text:style-name="T18">- </text:span><text:span text:style-name="T18">មិនមានហានិភ័យនិងផលវិបាកផ្សេងៗពិការវះកាត់ នឹង មិនមានបញ្ហា សម្រាប់ការយកកូនបន្ទាប់</text:span></text:p>
            <text:p><text:span text:style-name="T18">- </text:span><text:span text:style-name="T18">ប្រព័ន្ធការពាររាងកាយនិងភាពធន់របស់ទារកល្អជាងទារកដែលសម្រាលដោយវះកាត់</text:span></text:p>
            <text:p><text:span text:style-name="T18">- </text:span><text:span text:style-name="T18">ការចំណាយតិចជាងសម្រាលដោយវះកាត់</text:span><text:span text:style-name="T18"><text:line-break/></text:span><text:span text:style-name="T18">+</text:span><text:span text:style-name="T18">គុណវិបត្តិ</text:span><text:span text:style-name="T18"><text:line-break/></text:span><text:span text:style-name="T18">-</text:span><text:span text:style-name="T18">ឈឺពោះយូរហើយអត់ដឹងពេលសម្រាលជាក់លាក់</text:span></text:p>
            <text:p><text:span text:style-name="T18">- </text:span><text:span text:style-name="T18">ពិបាករៀបចំឲ្យបានស្រួលបួលចំពេលមុនសម្រាល</text:span></text:p>
            <text:p text:style-name="P18"><text:span text:style-name="T22">– </text:span><text:span text:style-name="T22">ម៉ាក់ទទួលការឈឺចាប់ខ្លាំងអំឡុងពេលកំពុងសម្រាល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draw:frame draw:style-name="gr5" draw:text-style-name="P16" draw:layer="layout" svg:width="25.4cm" svg:height="11.681cm" svg:x="1.37cm" svg:y="1.979cm">
          <draw:text-box>
            <text:p text:style-name="P18"><text:span text:style-name="T19">1.2.2. </text:span><text:span text:style-name="T19">តើទើប​សម្រាលកូន​រួច​គួរ​ថែរក្សា​សុខភាព​បែប​ណា </text:span><text:span text:style-name="T19">?</text:span></text:p>
            <text:p text:style-name="P18"><text:span text:style-name="T23">-</text:span><text:span text:style-name="T24">​</text:span><text:span text:style-name="T24">មិន​ត្រូវ​ទទួលទាន​គ្រឿង​ស្រវឹង​៖ <text:s/></text:span><text:span text:style-name="T18">មិន​គួរ​ទទួលទាន​គ្រឿង​ស្រវឹង ឬ​ភេសជ្ជៈ​ដែល​មាន​សារធាតុ​ផ្សំ​ពី​</text:span><text:span text:style-name="T18">អាល់កុល​</text:span></text:p>
            <text:p text:style-name="P18"><text:span text:style-name="T23">-​</text:span><text:span text:style-name="T23">អាហារ​ដែល​មិន​គួរ​ទទួលទាន​សម្រាប់​ស្ត្រី​សម្រាលកូន​រួច​៖</text:span><text:span text:style-name="T22"> </text:span><text:span text:style-name="T18">អាហារ​ផ្អាប់​ទុក​យូរ អាហារ​ស្រស់ ព្រោះ​អាច​ធ្វើ​</text:span><text:span text:style-name="T18">ឲ្យ​កើត​មាន​បញ្ហា​ឆ្អល់ពោះ​។ </text:span></text:p>
            <text:p text:style-name="P18"><text:span text:style-name="T23">-​</text:span><text:span text:style-name="T23">ថ្នាំបុរាណ​៖</text:span><text:span text:style-name="T22"> </text:span><text:span text:style-name="T18">ឱសថ​បុរាណ​មួយ​ចំនួន​ដែល​អះអាង​ថា​ជួយ​បង្កើន​ទឹកដោះ ឬ​ជួយ​ឲ្យ​ស្បូន​មាន​សភាព​ដូច</text:span><text:span text:style-name="T22">​</text:span><text:span text:style-name="T18">ដើម​</text:span><text:span text:style-name="T18">វិញ តែ​មិន​គួរ​ទទួលទាន​ទេ</text:span></text:p>
            <text:p text:style-name="P18"><text:span text:style-name="T23">-​</text:span><text:span text:style-name="T23">ហាម​ប្រើប្រាស់​ថ្នាំ ៖ </text:span><text:span text:style-name="T18">រាល់​ថ្នាំលេប ទាំងឡាយ ដែល​គ្មាន​វេជ្ជបញ្ជា​ត្រឹមត្រូវ​មិន​គួរ​ប្រើប្រាស់​នោះ​ទេ</text:span></text:p>
            <text:p><text:span text:style-name="T23">-​</text:span><text:span text:style-name="T23">ការ​ធ្វើ​លំ​ហាត់ប្រាណ​៖ </text:span><text:span text:style-name="T18">ស្ត្រី​មិន​គួរ​ធ្វើ​លំ​ហាត់ប្រាណ​ខ្លាំង​ពេក​ទេ​</text:span></text:p>
            <text:p text:style-name="P18"><text:span text:style-name="T23">-​</text:span><text:span text:style-name="T23">មិន​គួរ​លើក​វត្ថុ​ធ្ងន់​៖</text:span><text:span text:style-name="T22"> </text:span><text:span text:style-name="T18">រាល់​ការងារ​ដែល​ប្រើ​កម្លាំង​ខ្លាំង ស្ត្រី​គួរ​ចៀសវៀ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draw:frame draw:style-name="gr3" draw:text-style-name="P16" draw:layer="layout" svg:width="25.4cm" svg:height="10.533cm" svg:x="1.37cm" svg:y="2.553cm">
          <draw:text-box>
            <text:p text:style-name="P18"><text:span text:style-name="T19">វិធី​សាស្ត្រ​៥យ៉ាង​ជួយ​ស្ត្រី​ឱ្យ​សម្រាល​កូន​ដោយ​ងាយ​ស្រួល និង​សុវត្ថិភាព</text:span></text:p>
            <text:p text:style-name="P18"><text:span text:style-name="T18">១</text:span><text:span text:style-name="T18">. </text:span><text:span text:style-name="T18">កម្លាំង​ចិត្ត</text:span></text:p>
            <text:p><text:span text:style-name="T18">២</text:span><text:span text:style-name="T18">. </text:span><text:span text:style-name="T18">ពេល​ស្បូន​បើក</text:span><text:span text:style-name="T18">: </text:span><text:span text:style-name="T18">នៅ​ពេល​ស្បូន​ចាប់​ផ្ដើម​បើក អ្នក​អាច​ញ៉ាំ​អាហារ​ខ្លះ​ដើម្បី​​ផ្ដល់​កម្លាំង​សម្រាប់​ពេល​កើត </text:span><text:span text:style-name="T18">តែ​គួរ​ចៀសវាង​អាហារ​ប្រភេទ​ខ្លាញ់ និង​ពិបាក​រំលាយ</text:span></text:p>
            <text:p><text:span text:style-name="T18">៣</text:span><text:span text:style-name="T18">. </text:span><text:span text:style-name="T18">ទឹក​ភ្លោះ</text:span><text:span text:style-name="T18">: </text:span><text:span text:style-name="T18">បើ​ទឹក​ភ្លោះ​មិន​ទាន់​បែក​នៅ​ឡើយ តែ​ស្បូន​ចាប់​ផ្ដើម​បើក អ្នក​អាច​ងូត​ទឹក​​ត្រជាក់​ៗ ដើម្បី​</text:span><text:span text:style-name="T18">បំបាត់​អារម្មណ៍​តានតឹង និង​មាន​អារម្មណ៍​ធូរ​ស្រាល​</text:span></text:p>
            <text:p><text:span text:style-name="T18">៤</text:span><text:span text:style-name="T18">. </text:span><text:span text:style-name="T18">ការ​បន្ធូរ​ការ​ឈឺចាប់</text:span><text:span text:style-name="T18">: </text:span><text:span text:style-name="T18">ការ​ដក​ដង្ហើម​វែងៗ ឬ​ឱ្យ​ស្វាមី​ ឬ​សមាជិក​គ្រួសារ​ម៉ាស្សា​ថ្នមៗ​។</text:span></text:p>
            <text:p><text:span text:style-name="T18">៥</text:span><text:span text:style-name="T18">. </text:span><text:span text:style-name="T18">មុន​ពេល​ឡើង​គ្រែ​សម្រាល</text:span><text:span text:style-name="T18">: </text:span><text:span text:style-name="T18">ដើម្បី​ងាយ​ស្រួល​កើត និង​មិន​សូវ​ឈឺចាប់ ស្ត្រី​គួរ​ដើរ​ឱ្យ​បាន​ច្រើន​ ឬ​ធ្វើ​</text:span><text:span text:style-name="T18">ចលនា​ដោយ​ការ​ហាត់​ប្រាណ​ចុះ​ឡើ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draw:frame draw:style-name="gr7" draw:text-style-name="P19" draw:layer="layout" svg:width="25.4cm" svg:height="3.249cm" svg:x="4.633cm" svg:y="6.238cm">
          <draw:text-box>
            <text:p text:style-name="P18"><text:span text:style-name="T25">អរគុណ</text:span><text:span text:style-name="T25">!</text:span></text:p>
            <text:p text:style-name="P18"><text:span text:style-name="T25">Thank You!</text:span></text:p>
            <text:p text:style-name="P18"><text:span text:style-name="T25">ありがとございます</text:span><text:span text:style-name="T25">!</text:span></text:p>
          </draw:text-box>
        </draw:frame>
        <draw:custom-shape draw:style-name="gr8" draw:text-style-name="P20" draw:layer="layout" svg:width="11.43cm" svg:height="11.43cm" svg:x="13.97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Muol Light" svg:font-family="'Khmer OS Muol Light'" style:font-family-generic="roman" style:font-pitch="variable"/>
    <style:font-face style:name="Khmer OS Muol Light1" svg:font-family="'Khmer OS Muol Light'" style:font-adornments="Negra" style:font-family-generic="roman" style:font-pitch="variable"/>
    <style:font-face style:name="Khmer OS Muol Light2" svg:font-family="'Khmer OS Muol Light'" style:font-pitch="variable"/>
    <style:font-face style:name="Khmer OS Muol Light3" svg:font-family="'Khmer OS Muol Light'" style:font-adornments="Ligera" style:font-family-generic="roman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pitch="variable"/>
    <style:font-face style:name="Khmer OS Siemreap2" svg:font-family="'Khmer OS Siemreap'" style:font-adornments="Negr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adornments="Negra" style:font-family-generic="roman" style:font-pitch="variable"/>
    <style:font-face style:name="Noto Sans6" svg:font-family="'Noto Sans'" style:font-adornments="Ligera" style:font-pitch="variable"/>
    <style:font-face style:name="Noto Sans7" svg:font-family="'Noto Sans'" style:font-adornments="Neg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swiss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swiss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14pt" style:font-weight-complex="bold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6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7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2T07:53:29.910244862</meta:creation-date>
    <meta:editing-duration>PT55M1S</meta:editing-duration>
    <meta:editing-cycles>49</meta:editing-cycles>
    <meta:generator>LibreOffice/7.3.7.2$Linux_X86_64 LibreOffice_project/30$Build-2</meta:generator>
    <dc:title>Vivid</dc:title>
    <dc:date>2023-10-02T09:21:25.573471263</dc:date>
    <meta:document-statistic meta:object-count="96"/>
  </office:meta>
</office:document-meta>
</file>